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90c6af" style:parent-style-name="AngabeErsteSeite">
      <style:paragraph-properties fo:background-color="#ffff00" fo:margin-left="0.0mm" fo:margin-right="33.3mm" fo:text-indent="0.0mm"/>
    </style:style>
    <style:style style:family="paragraph" style:name="a319e4a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319e4a">hello<text:variable-input style:data-style-name="" text:description="Datum - 28.08.2012" text:display="none" text:name="Date"/><text:variable-get>28.08.2012</text:variable-get></text:p>
      <text:p text:style-name="a90c6af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6</dc:date>
    <meta:editing-cycles>2</meta:editing-cycles>
    <meta:editing-duration>PT0.009S</meta:editing-duration>
  </office:meta>
</office:document-meta>
</file>